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ec7" officeooo:paragraph-rsid="000e6ec7"/>
    </style:style>
    <style:style style:name="P2" style:family="paragraph" style:parent-style-name="Standard">
      <style:text-properties officeooo:rsid="000ecf5a" officeooo:paragraph-rsid="000ecf5a"/>
    </style:style>
    <style:style style:name="P3" style:family="paragraph" style:parent-style-name="Standard">
      <style:text-properties officeooo:rsid="0011b1b7" officeooo:paragraph-rsid="0011b1b7"/>
    </style:style>
    <style:style style:name="P4" style:family="paragraph" style:parent-style-name="Standard">
      <style:text-properties officeooo:rsid="0011b1b7" officeooo:paragraph-rsid="00130f4f"/>
    </style:style>
    <style:style style:name="T1" style:family="text">
      <style:text-properties officeooo:rsid="00130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usuario queria uma data de fim para poder ser finalizada a enquete no dia selecionado.</text:p>
      <text:p text:style-name="P1">Como administrador queria poder deletar uma enquete para retirar uma enquete que não utilizarei mais.</text:p>
      <text:p text:style-name="P1"/>
      <text:p text:style-name="P2">Alternativas:</text:p>
      <text:p text:style-name="P2">Peso + nome alternativa.</text:p>
      <text:p text:style-name="P2"/>
      <text:p text:style-name="P3">Sql remover</text:p>
      <text:p text:style-name="P4">Delete From perguntas where <text:span text:style-name="T1">enq_cod in (SELECT `per_cod` FROM `enquete_perguntas` WHERE `enq_cod` = $enq_cod)</text:span>;</text:p>
      <text:p text:style-name="P3">Delete From enquete_perguntas where enq_cod = $enq_cod;</text:p>
      <text:p text:style-name="P3">Delete From enq_per_res where enq_cod = $enq_cod;</text:p>
      <text:p text:style-name="P3">Delete From enq_disc_prof where enq_cod = $enq_cod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5:30:31.511004610</meta:creation-date>
    <dc:date>2015-11-12T17:02:40.461486524</dc:date>
    <meta:editing-duration>PT1H29M14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9" meta:word-count="73" meta:character-count="505" meta:non-whitespace-character-count="441"/>
  </office:meta>
</office:document-meta>
</file>